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dotted #000000" style:vertical-align="top"/>
      <style:paragraph-properties fo:text-align="start"/>
      <style:text-properties fo:font-size="32pt" style:font-size-asian="32pt" style:font-size-complex="32pt"/>
    </style:style>
    <style:style style:name="ce4" style:family="table-cell" style:parent-style-name="Default">
      <style:table-cell-properties style:text-align-source="fix" style:repeat-content="false" fo:wrap-option="wrap" fo:border="0.99pt dotted #000000" style:vertical-align="top"/>
      <style:paragraph-properties fo:text-align="start"/>
      <style:text-properties fo:font-size="28pt" style:font-size-asian="28pt" style:font-size-complex="28pt"/>
    </style:style>
    <style:style style:name="ce2" style:family="table-cell" style:parent-style-name="Default">
      <style:table-cell-properties style:text-align-source="fix" style:repeat-content="false" fo:wrap-option="wrap" fo:border="0.99pt dotted #000000" style:vertical-align="top"/>
      <style:paragraph-properties fo:text-align="start"/>
      <style:text-properties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🚣 划艇 ㄏㄨㄚˊ ㄊㄧㄥˇ </text:p>
          </table:table-cell>
          <table:table-cell table:style-name="ce4" office:value-type="string" calcext:value-type="string">
            <text:p>🙏 阿彌陀佛 ㄚ ㄇㄧˊ ㄊㄨㄛˊ ㄈㄛˊ </text:p>
          </table:table-cell>
        </table:table-row>
        <table:table-row table:style-name="ro1">
          <table:table-cell office:value-type="string" calcext:value-type="string">
            <text:p>🏊 游泳 ㄧㄡˊㄩㄥˇ </text:p>
          </table:table-cell>
          <table:table-cell office:value-type="string" calcext:value-type="string">
            <text:p>🤝 握手 ㄨㄛˋㄕㄡˇ </text:p>
          </table:table-cell>
        </table:table-row>
        <table:table-row table:style-name="ro1">
          <table:table-cell office:value-type="string" calcext:value-type="string">
            <text:p>⛹ 打球 ㄉㄚˇ ㄑㄧㄨˊ </text:p>
          </table:table-cell>
          <table:table-cell office:value-type="string" calcext:value-type="string">
            <text:p>💅 指甲油 ㄓㄐㄧㄚ˙ ㄧㄡˊ </text:p>
          </table:table-cell>
        </table:table-row>
        <table:table-row table:style-name="ro1">
          <table:table-cell office:value-type="string" calcext:value-type="string">
            <text:p>🏋 舉重 ㄐㄩˇㄓㄨㄥˋ </text:p>
          </table:table-cell>
          <table:table-cell office:value-type="string" calcext:value-type="string">
            <text:p>👂 耳朵 ㄦˇㄉㄨㄛ˙ </text:p>
          </table:table-cell>
        </table:table-row>
        <table:table-row table:style-name="ro1">
          <table:table-cell office:value-type="string" calcext:value-type="string">
            <text:p>🚴 騎自行車 ㄑㄧˊ ㄗˋㄒㄧㄥˊㄔㄜ </text:p>
          </table:table-cell>
          <table:table-cell office:value-type="string" calcext:value-type="string">
            <text:p>👃 鼻子 ㄅㄧˊㄗ˙ </text:p>
          </table:table-cell>
        </table:table-row>
        <table:table-row table:style-name="ro1">
          <table:table-cell office:value-type="string" calcext:value-type="string">
            <text:p>🚵 騎登山車 ㄑㄧˊ ㄉㄥㄕㄢ ㄔㄜ</text:p>
          </table:table-cell>
          <table:table-cell office:value-type="string" calcext:value-type="string">
            <text:p>👣 腳印 ㄐㄧㄠˇㄧㄋˋ </text:p>
          </table:table-cell>
        </table:table-row>
        <table:table-row table:style-name="ro1">
          <table:table-cell office:value-type="string" calcext:value-type="string">
            <text:p>🏎 賽車 ㄙㄞˋ ㄔㄜ</text:p>
          </table:table-cell>
          <table:table-cell office:value-type="string" calcext:value-type="string">
            <text:p>👀 雙眼 ㄕㄨㄤ ㄧㄢˇ </text:p>
          </table:table-cell>
        </table:table-row>
        <table:table-row table:style-name="ro1">
          <table:table-cell office:value-type="string" calcext:value-type="string">
            <text:p>🏍 機車 ㄐㄧㄔㄜ </text:p>
          </table:table-cell>
          <table:table-cell office:value-type="string" calcext:value-type="string">
            <text:p>👁 眼睛 ㄧㄢˇㄐㄧㄥ </text:p>
          </table:table-cell>
        </table:table-row>
        <table:table-row table:style-name="ro1">
          <table:table-cell office:value-type="string" calcext:value-type="string">
            <text:p>🤸 側翻 ㄘㄜˋ ㄈㄢ </text:p>
          </table:table-cell>
          <table:table-cell table:style-name="ce4" office:value-type="string" calcext:value-type="string">
            <text:p>👁‍🗨 眼睛對話框 ㄧㄢˇㄐㄧㄥ ㄉㄨㄟˋㄏㄨㄚˋ ㄎㄨㄤˋ </text:p>
          </table:table-cell>
        </table:table-row>
        <table:table-row table:style-name="ro1">
          <table:table-cell office:value-type="string" calcext:value-type="string">
            <text:p>🤼 摔角手 ㄕㄨㄞㄐㄧㄠˇ ㄕㄡˇ </text:p>
          </table:table-cell>
          <table:table-cell office:value-type="string" calcext:value-type="string">
            <text:p>🧠 腦 ㄋㄠˇ </text:p>
          </table:table-cell>
        </table:table-row>
        <table:table-row table:style-name="ro1">
          <table:table-cell office:value-type="string" calcext:value-type="string">
            <text:p>🤽 水球運動 ㄕㄨㄟˇ ㄑㄧㄨˊ ㄩㄋˋㄉㄨㄥˋ </text:p>
          </table:table-cell>
          <table:table-cell office:value-type="string" calcext:value-type="string">
            <text:p>👅 舌頭 ㄕㄜˊㄊㄡˊ </text:p>
          </table:table-cell>
        </table:table-row>
        <table:table-row table:style-name="ro1">
          <table:table-cell office:value-type="string" calcext:value-type="string">
            <text:p>🤾 手球 ㄕㄡˇ ㄑㄧㄨˊ </text:p>
          </table:table-cell>
          <table:table-cell office:value-type="string" calcext:value-type="string">
            <text:p>👄 嘴巴 ㄗㄨㄟˇㄅㄚ </text:p>
          </table:table-cell>
        </table:table-row>
        <table:table-row table:style-name="ro1">
          <table:table-cell office:value-type="string" calcext:value-type="string">
            <text:p>🤹 雜耍 ㄗㄚˊ ㄕㄨㄚˇ </text:p>
          </table:table-cell>
          <table:table-cell office:value-type="string" calcext:value-type="string">
            <text:p>💋 唇印 ㄔㄨㄋˊ ㄧㄋˋ </text:p>
          </table:table-cell>
        </table:table-row>
        <table:table-row table:style-name="ro1">
          <table:table-cell office:value-type="string" calcext:value-type="string">
            <text:p>👫 一男一女 ㄧ ㄋㄢˊ ㄧ ㄋㄩˇ </text:p>
          </table:table-cell>
          <table:table-cell office:value-type="string" calcext:value-type="string">
            <text:p>💘 丘比特 ㄑㄧㄨ ㄅㄧˇ ㄊㄜˋ </text:p>
          </table:table-cell>
        </table:table-row>
        <table:table-row table:style-name="ro1">
          <table:table-cell office:value-type="string" calcext:value-type="string">
            <text:p>👬 兩個男人 ㄌㄧㄤˇㄍㄜˋㄓㄨㄥㄍㄨㄛˊ ㄋㄢˊㄖㄣˊ </text:p>
          </table:table-cell>
          <table:table-cell office:value-type="string" calcext:value-type="string">
            <text:p>❤ 愛心 ㄞˋ ㄒㄧㄋ </text:p>
          </table:table-cell>
        </table:table-row>
        <table:table-row table:style-name="ro1">
          <table:table-cell table:style-name="ce4" office:value-type="string" calcext:value-type="string">
            <text:p>👭 兩個女人 ㄌㄧㄤˇㄍㄜˋㄓㄨㄥㄍㄨㄛˊ ㄋㄩˇㄖㄣˊ </text:p>
          </table:table-cell>
          <table:table-cell office:value-type="string" calcext:value-type="string">
            <text:p>💓 心跳 ㄒㄧㄋ ㄊㄧㄠˋ </text:p>
          </table:table-cell>
        </table:table-row>
        <table:table-row table:style-name="ro1">
          <table:table-cell office:value-type="string" calcext:value-type="string">
            <text:p>💏 親 ㄑㄧㄋ</text:p>
          </table:table-cell>
          <table:table-cell office:value-type="string" calcext:value-type="string">
            <text:p>💔 心碎 ㄒㄧㄋ ㄙㄨㄟˋ </text:p>
          </table:table-cell>
        </table:table-row>
        <table:table-row table:style-name="ro1">
          <table:table-cell office:value-type="string" calcext:value-type="string">
            <text:p>💑 相愛 ㄒㄧㄤ ㄞˋ </text:p>
          </table:table-cell>
          <table:table-cell office:value-type="string" calcext:value-type="string">
            <text:p>💕 心心相印 ㄒㄧㄋ ㄒㄧㄋ ㄒㄧㄤ ㄧㄋˋ </text:p>
          </table:table-cell>
        </table:table-row>
        <table:table-row table:style-name="ro1">
          <table:table-cell office:value-type="string" calcext:value-type="string">
            <text:p>👪 家庭 ㄐㄧㄚㄊㄧㄥˊ </text:p>
          </table:table-cell>
          <table:table-cell office:value-type="string" calcext:value-type="string">
            <text:p>💖 開心 ㄎㄞㄒㄧㄋ </text:p>
          </table:table-cell>
        </table:table-row>
        <table:table-row table:style-name="ro1">
          <table:table-cell table:style-name="ce2" office:value-type="string" calcext:value-type="string">
            <text:p>👩‍👩‍👧 家庭: 女人 女人 女孩 ㄐㄧㄚㄊㄧㄥˊ : ㄋㄩˇㄖㄣˊ ㄋㄩˇㄖㄣˊ ㄋㄩˇㄏㄞˊ </text:p>
          </table:table-cell>
          <table:table-cell table:style-name="ce2" office:value-type="string" calcext:value-type="string">
            <text:p>💗 心動 ㄒㄧㄋ ㄉㄨㄥˋ </text:p>
          </table:table-cell>
        </table:table-row>
        <table:table-row table:style-name="ro1">
          <table:table-cell office:value-type="string" calcext:value-type="string">
            <text:p>🤳 自拍 ㄗˋ ㄆㄞ </text:p>
          </table:table-cell>
          <table:table-cell office:value-type="string" calcext:value-type="string">
            <text:p>💙 藍心 ㄌㄢˊ ㄒㄧㄋ </text:p>
          </table:table-cell>
        </table:table-row>
        <table:table-row table:style-name="ro1">
          <table:table-cell office:value-type="string" calcext:value-type="string">
            <text:p>💪 肌肉 ㄐㄧㄖㄡˋ </text:p>
          </table:table-cell>
          <table:table-cell office:value-type="string" calcext:value-type="string">
            <text:p>💚 綠心 ㄌㄩˋ ㄒㄧㄋ </text:p>
          </table:table-cell>
        </table:table-row>
        <table:table-row table:style-name="ro1">
          <table:table-cell office:value-type="string" calcext:value-type="string">
            <text:p>👈 左 ㄗㄨㄛˇ </text:p>
          </table:table-cell>
          <table:table-cell office:value-type="string" calcext:value-type="string">
            <text:p>💛 黃心 ㄏㄨㄤˊ ㄒㄧㄋ </text:p>
          </table:table-cell>
        </table:table-row>
        <table:table-row table:style-name="ro1">
          <table:table-cell office:value-type="string" calcext:value-type="string">
            <text:p>👉 右 ㄧㄡˋ </text:p>
          </table:table-cell>
          <table:table-cell office:value-type="string" calcext:value-type="string">
            <text:p>🧡 橘心 ㄐㄩˊ ㄒㄧㄋ </text:p>
          </table:table-cell>
        </table:table-row>
        <table:table-row table:style-name="ro1">
          <table:table-cell office:value-type="string" calcext:value-type="string">
            <text:p>☝ 注意 ㄓㄨˋㄧˋ </text:p>
          </table:table-cell>
          <table:table-cell office:value-type="string" calcext:value-type="string">
            <text:p>💜 紫心 ㄗˇ ㄒㄧㄋ </text:p>
          </table:table-cell>
        </table:table-row>
        <table:table-row table:style-name="ro1">
          <table:table-cell office:value-type="string" calcext:value-type="string">
            <text:p>👆 上 ㄕㄤˋ </text:p>
          </table:table-cell>
          <table:table-cell office:value-type="string" calcext:value-type="string">
            <text:p>🖤 黑心 ㄏㄟ ㄒㄧㄋ </text:p>
          </table:table-cell>
        </table:table-row>
        <table:table-row table:style-name="ro1">
          <table:table-cell office:value-type="string" calcext:value-type="string">
            <text:p>🖕 中指 ㄓㄨㄥ ㄓˇ </text:p>
          </table:table-cell>
          <table:table-cell office:value-type="string" calcext:value-type="string">
            <text:p>💝 愛的禮物 ㄞˋ ㄉㄜ˙ ㄌㄧˇㄨˋ </text:p>
          </table:table-cell>
        </table:table-row>
        <table:table-row table:style-name="ro1">
          <table:table-cell table:style-name="ce4" office:value-type="string" calcext:value-type="string">
            <text:p>👇 下 ㄒㄧㄚˋ </text:p>
          </table:table-cell>
          <table:table-cell office:value-type="string" calcext:value-type="string">
            <text:p>💞 心之舞 ㄒㄧㄋ ㄓ ㄨˇ </text:p>
          </table:table-cell>
        </table:table-row>
        <table:table-row table:style-name="ro1">
          <table:table-cell table:style-name="ce4" office:value-type="string" calcext:value-type="string">
            <text:p>✌ 勝利 ㄕㄥˋㄌㄧˋ </text:p>
          </table:table-cell>
          <table:table-cell office:value-type="string" calcext:value-type="string">
            <text:p>💟 心在框框裏 裏ㄒㄧㄋ ㄗㄞˋ ㄎㄨㄤˋ ㄎㄨㄤˋ </text:p>
          </table:table-cell>
        </table:table-row>
        <table:table-row table:style-name="ro1">
          <table:table-cell office:value-type="string" calcext:value-type="string">
            <text:p>🤞 祝好運 ㄓㄨˋ ㄏㄠˇㄩㄋˋ </text:p>
          </table:table-cell>
          <table:table-cell office:value-type="string" calcext:value-type="string">
            <text:p>❣ 心嘆號 ㄒㄧㄋ ㄊㄢˋ ㄏㄠˋ </text:p>
          </table:table-cell>
        </table:table-row>
        <table:table-row table:style-name="ro1">
          <table:table-cell office:value-type="string" calcext:value-type="string">
            <text:p>🖖 你好 ㄋㄧˇㄏㄠˇ </text:p>
          </table:table-cell>
          <table:table-cell office:value-type="string" calcext:value-type="string">
            <text:p>💌 情書 ㄑㄧㄥˊ ㄕㄨ </text:p>
          </table:table-cell>
        </table:table-row>
        <table:table-row table:style-name="ro1">
          <table:table-cell office:value-type="string" calcext:value-type="string">
            <text:p>🤘 ROCK ROCK</text:p>
          </table:table-cell>
          <table:table-cell office:value-type="string" calcext:value-type="string">
            <text:p>💤 睡著 ㄕㄨㄟˋㄓㄠ </text:p>
          </table:table-cell>
        </table:table-row>
        <table:table-row table:style-name="ro1">
          <table:table-cell office:value-type="string" calcext:value-type="string">
            <text:p>🤙 打給我 ㄉㄚˇ ㄍㄟˇ ㄨㄛˇ </text:p>
          </table:table-cell>
          <table:table-cell office:value-type="string" calcext:value-type="string">
            <text:p>💢 怒 ㄋㄨˋ </text:p>
          </table:table-cell>
        </table:table-row>
        <table:table-row table:style-name="ro1">
          <table:table-cell office:value-type="string" calcext:value-type="string">
            <text:p>🖐 停止 ㄊㄧㄥˊㄓˇ </text:p>
          </table:table-cell>
          <table:table-cell office:value-type="string" calcext:value-type="string">
            <text:p>💣 炸彈 ㄓㄚˋㄉㄢˋ </text:p>
          </table:table-cell>
        </table:table-row>
        <table:table-row table:style-name="ro1">
          <table:table-cell office:value-type="string" calcext:value-type="string">
            <text:p>✋ 舉手 ㄐㄩˇ ㄕㄡˇ </text:p>
          </table:table-cell>
          <table:table-cell table:style-name="ce4" office:value-type="string" calcext:value-type="string">
            <text:p>💥 碰撞 ㄆㄥˋㄓㄨㄤˋ </text:p>
          </table:table-cell>
        </table:table-row>
        <table:table-row table:style-name="ro1">
          <table:table-cell office:value-type="string" calcext:value-type="string">
            <text:p>👌 OK 手勢 OK ㄕㄡˇㄕˋ </text:p>
          </table:table-cell>
          <table:table-cell office:value-type="string" calcext:value-type="string">
            <text:p>💦 出汗 ㄔㄨ ㄏㄢˋ </text:p>
          </table:table-cell>
        </table:table-row>
        <table:table-row table:style-name="ro1">
          <table:table-cell office:value-type="string" calcext:value-type="string">
            <text:p>👍 讚 ㄗㄢˋ </text:p>
          </table:table-cell>
          <table:table-cell office:value-type="string" calcext:value-type="string">
            <text:p>💨 揚塵而去 ㄧㄤˊ ㄔㄣˊ ㄦˊ ㄑㄩˋ </text:p>
          </table:table-cell>
        </table:table-row>
        <table:table-row table:style-name="ro1">
          <table:table-cell office:value-type="string" calcext:value-type="string">
            <text:p>👎 遜 ㄒㄩㄋˋ </text:p>
          </table:table-cell>
          <table:table-cell office:value-type="string" calcext:value-type="string">
            <text:p>💫 暈頭轉向 ㄩㄋ ㄊㄡˊ ㄓㄨㄢˇㄒㄧㄤˋ </text:p>
          </table:table-cell>
        </table:table-row>
        <table:table-row table:style-name="ro1">
          <table:table-cell office:value-type="string" calcext:value-type="string">
            <text:p>✊ 拳頭 ㄑㄩㄢˊㄊㄡˊ </text:p>
          </table:table-cell>
          <table:table-cell office:value-type="string" calcext:value-type="string">
            <text:p>💬 對話框 ㄉㄨㄟˋㄏㄨㄚˋ ㄎㄨㄤˋ </text:p>
          </table:table-cell>
        </table:table-row>
        <table:table-row table:style-name="ro1">
          <table:table-cell office:value-type="string" calcext:value-type="string">
            <text:p>👊 出拳 ㄔㄨ ㄑㄩㄢˊ </text:p>
          </table:table-cell>
          <table:table-cell office:value-type="string" calcext:value-type="string">
            <text:p>🗨 黑色對話框 ㄏㄟㄙㄜˋ ㄉㄨㄟˋㄏㄨㄚˋ ㄎㄨㄤˋ </text:p>
          </table:table-cell>
        </table:table-row>
        <table:table-row table:style-name="ro1">
          <table:table-cell office:value-type="string" calcext:value-type="string">
            <text:p>🤛 握右拳 ㄨㄛˋ ㄧㄡˋ ㄑㄩㄢˊ </text:p>
          </table:table-cell>
          <table:table-cell table:style-name="ce4" office:value-type="string" calcext:value-type="string">
            <text:p>🗯 爆炸對話框 ㄅㄠˋㄓㄚˋ ㄉㄨㄟˋㄏㄨㄚˋ ㄎㄨㄤˋ </text:p>
          </table:table-cell>
        </table:table-row>
        <table:table-row table:style-name="ro1">
          <table:table-cell office:value-type="string" calcext:value-type="string">
            <text:p>🤜 握左拳 ㄨㄛˋ ㄗㄨㄛˇ ㄑㄩㄢˊ </text:p>
          </table:table-cell>
          <table:table-cell table:style-name="ce4" office:value-type="string" calcext:value-type="string">
            <text:p>💭 心聲對話框 ㄒㄧㄋ ㄕㄥ ㄉㄨㄟˋㄏㄨㄚˋ ㄎㄨㄤˋ </text:p>
          </table:table-cell>
        </table:table-row>
        <table:table-row table:style-name="ro1">
          <table:table-cell office:value-type="string" calcext:value-type="string">
            <text:p>🤚 豎起手掌 ㄕㄨˋㄑㄧ˙ ㄕㄡˇㄓㄤˇ </text:p>
          </table:table-cell>
          <table:table-cell table:style-name="ce2" office:value-type="string" calcext:value-type="string">
            <text:p>🕳 洞 ㄉㄨㄥˋ </text:p>
          </table:table-cell>
        </table:table-row>
        <table:table-row table:style-name="ro1">
          <table:table-cell office:value-type="string" calcext:value-type="string">
            <text:p>👋 揮手 ㄏㄨㄟ ㄕㄡˇ </text:p>
          </table:table-cell>
          <table:table-cell office:value-type="string" calcext:value-type="string">
            <text:p>👓 眼鏡 ㄧㄢˇㄐㄧㄥˋ </text:p>
          </table:table-cell>
        </table:table-row>
        <table:table-row table:style-name="ro1">
          <table:table-cell office:value-type="string" calcext:value-type="string">
            <text:p>🤟 愛你手勢 ㄞˋ ㄋㄧˇ ㄕㄡˇㄕˋ </text:p>
          </table:table-cell>
          <table:table-cell office:value-type="string" calcext:value-type="string">
            <text:p>🕶 太陽眼鏡 ㄊㄞˋㄧㄤˊ ㄧㄢˇㄐㄧㄥˋ </text:p>
          </table:table-cell>
        </table:table-row>
        <table:table-row table:style-name="ro1">
          <table:table-cell office:value-type="string" calcext:value-type="string">
            <text:p>✍ 寫 ㄒㄧㄝˇ </text:p>
          </table:table-cell>
          <table:table-cell office:value-type="string" calcext:value-type="string">
            <text:p>👔 領帶 ㄌㄧㄥˇ ㄉㄞˋ </text:p>
          </table:table-cell>
        </table:table-row>
        <table:table-row table:style-name="ro1">
          <table:table-cell office:value-type="string" calcext:value-type="string">
            <text:p>👏 鼓掌 ㄍㄨˇㄓㄤˇ </text:p>
          </table:table-cell>
          <table:table-cell office:value-type="string" calcext:value-type="string">
            <text:p>👕 T卹 Tㄒㄩˋ </text:p>
          </table:table-cell>
        </table:table-row>
        <table:table-row table:style-name="ro1">
          <table:table-cell office:value-type="string" calcext:value-type="string">
            <text:p>👐 攤開手 ㄊㄢ ㄎㄞ ㄕㄡˇ </text:p>
          </table:table-cell>
          <table:table-cell office:value-type="string" calcext:value-type="string">
            <text:p>👖 牛仔褲 ㄋㄧㄨˊㄗㄞˇ ㄎㄨˋ </text:p>
          </table:table-cell>
        </table:table-row>
        <table:table-row table:style-name="ro1">
          <table:table-cell office:value-type="string" calcext:value-type="string">
            <text:p>🙌 歡呼 ㄏㄨㄢㄏㄨ </text:p>
          </table:table-cell>
          <table:table-cell office:value-type="string" calcext:value-type="string">
            <text:p>🧣 圍巾 ㄨㄟˊㄐㄧㄋ </text:p>
          </table:table-cell>
        </table:table-row>
        <table:table-row table:style-name="ro1">
          <table:table-cell office:value-type="string" calcext:value-type="string">
            <text:p>🤲 雙手掌朝上 ㄕㄨㄤㄕㄡˇ ㄓㄤˇ ㄔㄠˊ ㄕㄤˋ </text:p>
          </table:table-cell>
          <table:table-cell office:value-type="string" calcext:value-type="string">
            <text:p>🧤 手套 ㄕㄡˇㄊㄠˋ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margin-top="36pt" fo:margin-bottom="36pt" fo:margin-left="36pt" fo:margin-right="36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07:30:40.5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9:42:48.593000000</meta:creation-date>
    <dc:date>2018-09-30T07:57:54.791000000</dc:date>
    <meta:editing-duration>PT44M41S</meta:editing-duration>
    <meta:editing-cycles>12</meta:editing-cycles>
    <meta:generator>LibreOffice/6.0.6.2$Windows_X86_64 LibreOffice_project/0c292870b25a325b5ed35f6b45599d2ea4458e77</meta:generator>
    <meta:document-statistic meta:table-count="1" meta:cell-count="100" meta:object-count="0"/>
  </office:meta>
</office:document-meta>
</file>